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style:vertical-align="" fo:background-color="#282b2e" fo:padding="0.0694in" fo:border="none">
        <style:background-image/>
      </style:table-cell-properties>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 style:family="paragraph" style:parent-style-name="Standard" style:master-page-name="Standard">
      <style:paragraph-properties fo:line-height="115%" fo:text-align="justify" style:justify-single-word="false" style:page-number="1"/>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color="#1155cc" style:text-underline-style="solid" style:text-underline-width="auto" style:text-underline-color="font-color"/>
    </style:style>
    <style:style style:name="T3" style:family="text">
      <style:text-properties fo:color="#dcdcdc" style:font-name="Consolas" fo:background-color="#1e1e1e" loext:char-shading-value="0" style:font-name-asian="Consolas1" style:font-name-complex="Consolas1"/>
    </style:style>
    <style:style style:name="T4" style:family="text">
      <style:text-properties fo:color="#a9b7c6" style:font-name="Consolas" fo:background-color="#282b2e" loext:char-shading-value="0" style:font-name-asian="Consolas1" style:font-name-complex="Consolas1"/>
    </style:style>
    <style:style style:name="T5" style:family="text">
      <style:text-properties fo:color="#cc7832" style:font-name="Consolas" fo:background-color="#282b2e" loext:char-shading-value="0" style:font-name-asian="Consolas1" style:font-name-complex="Consolas1"/>
    </style:style>
    <style:style style:name="T6" style:family="text">
      <style:text-properties fo:color="#cc7832" fo:background-color="#2b2b2b" loext:char-shading-value="0"/>
    </style:style>
    <style:style style:name="T7" style:family="text">
      <style:text-properties fo:color="#6a8759" style:font-name="Consolas" fo:background-color="#282b2e" loext:char-shading-value="0" style:font-name-asian="Consolas1" style:font-name-complex="Consola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icolas MASSON</text:p>
      <text:p text:style-name="P1">Ugo MEKKI</text:p>
      <text:p text:style-name="P1"/>
      <text:p text:style-name="P1"/>
      <text:p text:style-name="P2"><text:span text:style-name="T1">Présentaion ORM: Table Data Gateway</text:span></text:p>
      <text:p text:style-name="P1"/>
      <text:p text:style-name="P1"/>
      <text:p text:style-name="P1">L’Object-relational mapping (Mapping objet-relationnel en Français) est un patron de conception visant à résoudre le problème d’incompatibilité des types entre des objets (instances de classes) et des tables d’une base de données par exemple.</text:p>
      <text:p text:style-name="P1"/>
      <text:p text:style-name="P1">Un ORM permet donc de créer une couche d’abstraction entre l’objet et le relationnel, en permettant la conversion d’un type vers l’autre. Pour ce faire, il existe plusieurs techniques, on va s’intéresser ici au Table Data Gateway.</text:p>
      <text:p text:style-name="P1"/>
      <text:p text:style-name="P1">Cette technique consiste à créer pour chaque table d’une base de données une classe qui lui correspondra et servira de passerelle vers celle-ci. Ces classes contiendront toutes les requêtes SQL permettant l’accès à leur tables ou vues respectives (Select, Insert, Update, Delete).</text:p>
      <text:p text:style-name="P1"/>
      <text:p text:style-name="P1"/>
      <text:p text:style-name="P1">Exemple de déclaration d’un “<text:a xlink:type="simple" xlink:href="https://github.com/Ugo-M/M5301/blob/master/projetJS/models/person.js" text:style-name="ListLabel_20_1" text:visited-style-name="ListLabel_20_1"><text:span text:style-name="T2">modèle</text:span></text:a>” définissant une personne. On utilise ici l’ORM Sequelize.</text:p>
      <table:table table:name="Table1" table:style-name="Table1">
        <table:table-column table:style-name="Table1.A"/>
        <table:table-row table:style-name="Table1.1">
          <table:table-cell table:style-name="Table1.A1" office:value-type="string">
            <text:p text:style-name="P4"><text:span text:style-name="T3">m</text:span><text:span text:style-name="T4">odule.exports = (sequelize, DataTypes) =&gt; {<text:line-break/> <text:s text:c="2"/></text:span><text:span text:style-name="T5">const</text:span><text:span text:style-name="T4"> Person = sequelize.define(</text:span><text:span text:style-name="T7">'Person'</text:span><text:span text:style-name="T4">, {<text:line-break/> <text:s text:c="6"/>person_name: DataTypes.STRING,<text:line-break/> <text:s text:c="6"/>person_firstname: DataTypes.STRING,<text:line-break/> <text:s text:c="6"/>department_id: DataTypes.INTEGER<text:line-break/> <text:s text:c="2"/>});<text:line-break/> <text:s text:c="2"/>Person.associate = </text:span><text:span text:style-name="T5">function</text:span><text:span text:style-name="T4"> (models) {<text:line-break/> <text:s text:c="6"/>Person.belongsTo(models.Department, {<text:line-break/> <text:s text:c="10"/>foreignKey: </text:span><text:span text:style-name="T7">'department_id'</text:span><text:span text:style-name="T4">,<text:line-break/> <text:s text:c="10"/>as: </text:span><text:span text:style-name="T7">'department'</text:span><text:span text:style-name="T4"><text:line-break/> <text:s text:c="6"/>});<text:line-break/> <text:s text:c="2"/>};<text:line-break/> <text:s text:c="2"/></text:span><text:span text:style-name="T5">return</text:span><text:span text:style-name="T4"> Person;<text:line-break/>};</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8" meta:word-count="169" meta:character-count="1316" meta:non-whitespace-character-count="1083"/>
    <meta:generator>LibreOfficeDev/6.0.5.2$Linux_X86_64 LibreOffice_project/</meta:generator>
  </office:meta>
</office:document-meta>
</file>